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style:font-size-asian="10.5pt"/>
    </style:style>
    <style:style style:name="T1" style:family="text">
      <style:text-properties fo:language="pt" fo:country="BR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oligia Geral 2</text:p>
      <text:p text:style-name="Standard">Professor Luis Guilherme</text:p>
      <text:p text:style-name="Standard">18/08/2015</text:p>
      <text:p text:style-name="Standard"/>
      <text:p text:style-name="Standard">Assuntos para o semestre:</text:p>
      <text:p text:style-name="Standard"/>
      <text:p text:style-name="Standard">Primeira Parte:</text:p>
      <text:p text:style-name="Standard">-Processos tectonicos</text:p>
      <text:p text:style-name="Standard">-Estruturas geologicas</text:p>
      <text:p text:style-name="Standard">-Estrutura interna da Terra</text:p>
      <text:p text:style-name="Standard">-Aprofundamento em Orogeneses</text:p>
      <text:p text:style-name="Standard">-Analisar o planeta de uma forma ampla</text:p>
      <text:p text:style-name="Standard">-Tectonica de placas e Tectonismo</text:p>
      <text:p text:style-name="Standard">-Limites de placas</text:p>
      <text:p text:style-name="Standard">-Geologia do Brasil</text:p>
      <text:p text:style-name="Standard">-Tempo Geologico</text:p>
      <text:p text:style-name="Standard">-Introducao a Oceanografia <text:span text:style-name="T1">Geologica</text:span></text:p>
      <text:p text:style-name="Standard">-Seminario</text:p>
      <text:p text:style-name="Text_20_body">-Prova 1: Inicio de Outubro (1 ou 6 de Outubro)</text:p>
      <text:p text:style-name="Standard"/>
      <text:p text:style-name="Standard">Segunda Parte:</text:p>
      <text:p text:style-name="Standard">-Geologia Estrutural</text:p>
      <text:p text:style-name="P1">-Estruturas Ducteis e Rupteis</text:p>
      <text:p text:style-name="Standard">-Relevo da Terra</text:p>
      <text:p text:style-name="Standard">-Prova 2: (8 de Dezembro)</text:p>
      <text:p text:style-name="Standard">-PR(10 de Dezembro)</text:p>
      <text:p text:style-name="Standard">-PF(17 de Dezembro)</text:p>
      <text:p text:style-name="Standard">-Buzios e Cabo Frio(11 e 12 de Novembro)</text:p>
      <text:p text:style-name="Standard">Recesso Natalino: A partir do dia 17 de Dezembro</text:p>
      <text:p text:style-name="Standard"/>
      <text:p text:style-name="Standard">Revisao:</text:p>
      <text:p text:style-name="Standard"><text:tab/>Silicatos:</text:p>
      <text:p text:style-name="Standard"><text:tab/>-Quartzo(Silica Pura)</text:p>
      <text:p text:style-name="Standard"><text:tab/>-Feldspatos</text:p>
      <text:p text:style-name="Standard"><text:tab/>-Micas</text:p>
      <text:p text:style-name="Standard"/>
      <text:p text:style-name="Standard"><text:tab/>Ciclo de Wilson:</text:p>
      <text:p text:style-name="Standard"><text:tab/>-Fase de Golfo (Mar Vermelho)</text:p>
      <text:p text:style-name="Standard"><text:tab/>-Margens ativas e passivas</text:p>
      <text:p text:style-name="Standard"/>
      <text:p text:style-name="Standard">-Livros:</text:p>
      <text:p text:style-name="Standard"><text:tab/>-Geological Structures and Maps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 Korol</meta:initial-creator>
    <meta:creation-date>2015-08-18T09:31:08</meta:creation-date>
    <dc:date>2015-08-18T10:39:14</dc:date>
    <dc:creator>Andre Korol</dc:creator>
    <meta:editing-duration>PT00H52M05S</meta:editing-duration>
    <meta:editing-cycles>7</meta:editing-cycles>
    <meta:generator>OpenOffice.org/3.2$Linux OpenOffice.org_project/320m12$Build-9483</meta:generator>
    <meta:document-statistic meta:table-count="0" meta:image-count="0" meta:object-count="0" meta:page-count="1" meta:paragraph-count="36" meta:word-count="121" meta:character-count="811"/>
  </office:meta>
</office:document-meta>
</file>